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1.252cm"/>
    </style:style>
    <style:style style:name="co3" style:family="table-column">
      <style:table-column-properties fo:break-before="auto" style:column-width="2.341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1.388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1.334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1.307cm"/>
    </style:style>
    <style:style style:name="co10" style:family="table-column">
      <style:table-column-properties fo:break-before="auto" style:column-width="1.879cm"/>
    </style:style>
    <style:style style:name="co11" style:family="table-column">
      <style:table-column-properties fo:break-before="auto" style:column-width="1.224cm"/>
    </style:style>
    <style:style style:name="co12" style:family="table-column">
      <style:table-column-properties fo:break-before="auto" style:column-width="1.797cm"/>
    </style:style>
    <style:style style:name="co13" style:family="table-column">
      <style:table-column-properties fo:break-before="auto" style:column-width="1.415cm"/>
    </style:style>
    <style:style style:name="co14" style:family="table-column">
      <style:table-column-properties fo:break-before="auto" style:column-width="1.469cm"/>
    </style:style>
    <style:style style:name="co15" style:family="table-column">
      <style:table-column-properties fo:break-before="auto" style:column-width="2.286cm"/>
    </style:style>
    <style:style style:name="co16" style:family="table-column">
      <style:table-column-properties fo:break-before="auto" style:column-width="1.605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1.36cm"/>
    </style:style>
    <style:style style:name="co19" style:family="table-column">
      <style:table-column-properties fo:break-before="auto" style:column-width="1.524cm"/>
    </style:style>
    <style:style style:name="co20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3"/>
    <style:style style:name="ce5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10"/>
    <style:style style:name="ce7" style:family="table-cell" style:parent-style-name="Default" style:data-style-name="N110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108"/>
    <style:style style:name="ce9" style:family="table-cell" style:parent-style-name="Default" style:data-style-name="N109"/>
    <style:style style:name="ce10" style:family="table-cell" style:parent-style-name="Default" style:data-style-name="N1"/>
    <style:style style:name="T1" style:family="text">
      <style:text-properties style:font-name="Liberation Sans"/>
    </style:style>
  </office:automatic-styles>
  <office:body>
    <office:spreadsheet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8"/>
        <table:table-column table:style-name="co6" table:default-cell-style-name="ce4"/>
        <table:table-column table:style-name="co7" table:default-cell-style-name="ce8"/>
        <table:table-column table:style-name="co8" table:default-cell-style-name="ce4"/>
        <table:table-column table:style-name="co9" table:default-cell-style-name="ce8"/>
        <table:table-column table:style-name="co10" table:default-cell-style-name="ce4"/>
        <table:table-column table:style-name="co11" table:default-cell-style-name="ce8"/>
        <table:table-column table:style-name="co12" table:default-cell-style-name="ce4"/>
        <table:table-column table:style-name="co13" table:default-cell-style-name="ce9"/>
        <table:table-column table:style-name="co14" table:default-cell-style-name="ce4"/>
        <table:table-column table:style-name="co15" table:default-cell-style-name="ce4"/>
        <table:table-column table:style-name="co9" table:default-cell-style-name="ce9"/>
        <table:table-column table:style-name="co16" table:default-cell-style-name="ce4"/>
        <table:table-column table:style-name="co17" table:default-cell-style-name="ce4"/>
        <table:table-column table:style-name="co18" table:default-cell-style-name="ce9"/>
        <table:table-column table:style-name="co19" table:default-cell-style-name="ce4"/>
        <table:table-column table:style-name="co17" table:number-columns-repeated="1001" table:default-cell-style-name="Default"/>
        <table:table-row table:style-name="ro1">
          <table:table-cell table:style-name="ce1" office:value-type="string" calcext:value-type="string">
            <text:p>all times in <text:span text:style-name="T1">µ</text:span>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LjSOM 0.8.0</text:p>
          </table:table-cell>
          <table:table-cell table:style-name="ce2" office:value-type="string" calcext:value-type="string">
            <text:p>Factor</text:p>
          </table:table-cell>
          <table:table-cell table:style-name="ce2" office:value-type="string" calcext:value-type="string">
            <text:p>LjSOM 0.7.3</text:p>
          </table:table-cell>
          <table:table-cell table:style-name="ce2" office:value-type="string" calcext:value-type="string">
            <text:p>LjSOM 0.7.2</text:p>
          </table:table-cell>
          <table:table-cell table:style-name="ce2" office:value-type="string" calcext:value-type="string">
            <text:p><text:s/>-nojit</text:p>
          </table:table-cell>
          <table:table-cell table:style-name="ce2" office:value-type="string" calcext:value-type="string">
            <text:p>Factor</text:p>
          </table:table-cell>
          <table:table-cell table:style-name="ce2" office:value-type="string" calcext:value-type="string">
            <text:p>SOM++ M&amp;S</text:p>
          </table:table-cell>
          <table:table-cell table:style-name="ce2" office:value-type="string" calcext:value-type="string">
            <text:p>Factor</text:p>
          </table:table-cell>
          <table:table-cell table:style-name="ce2" office:value-type="string" calcext:value-type="string">
            <text:p>SOM++ CC</text:p>
          </table:table-cell>
          <table:table-cell table:style-name="ce2" office:value-type="string" calcext:value-type="string">
            <text:p>Factor</text:p>
          </table:table-cell>
          <table:table-cell table:style-name="ce2" office:value-type="string" calcext:value-type="string">
            <text:p>CSOM</text:p>
          </table:table-cell>
          <table:table-cell table:style-name="ce2" office:value-type="string" calcext:value-type="string">
            <text:p>Factor</text:p>
          </table:table-cell>
          <table:table-cell table:style-name="ce2" office:value-type="string" calcext:value-type="string">
            <text:p>LuaJIT2.0</text:p>
          </table:table-cell>
          <table:table-cell table:style-name="ce2" office:value-type="string" calcext:value-type="string">
            <text:p>Factor</text:p>
          </table:table-cell>
          <table:table-cell table:style-name="ce2" office:value-type="string" calcext:value-type="string">
            <text:p>1/Factor</text:p>
          </table:table-cell>
          <table:table-cell table:style-name="ce2" office:value-type="string" calcext:value-type="string">
            <text:p>Crystal0.35.1</text:p>
          </table:table-cell>
          <table:table-cell table:style-name="ce2" office:value-type="string" calcext:value-type="string">
            <text:p>Factor</text:p>
          </table:table-cell>
          <table:table-cell table:style-name="ce2" office:value-type="string" calcext:value-type="string">
            <text:p>1/Factor</text:p>
          </table:table-cell>
          <table:table-cell table:style-name="ce2" office:value-type="string" calcext:value-type="string">
            <text:p>Node.js12.16</text:p>
          </table:table-cell>
          <table:table-cell table:style-name="ce2" office:value-type="string" calcext:value-type="string">
            <text:p>Factor</text:p>
          </table:table-cell>
          <table:table-cell table:style-name="ce2" office:value-type="string" calcext:value-type="string">
            <text:p>1/Factor</text:p>
          </table:table-cell>
          <table:table-cell table:style-name="ce2" table:number-columns-repeated="1001"/>
        </table:table-row>
        <table:table-row table:style-name="ro1">
          <table:table-cell table:number-columns-repeated="4"/>
          <table:table-cell table:style-name="Default"/>
          <table:table-cell table:style-name="ce3" table:number-columns-repeated="4"/>
          <table:table-cell table:style-name="Default" table:number-columns-repeated="14"/>
          <table:table-cell table:number-columns-repeated="1001"/>
        </table:table-row>
        <table:table-row table:style-name="ro1">
          <table:table-cell office:value-type="string" calcext:value-type="string">
            <text:p>Richards</text:p>
          </table:table-cell>
          <table:table-cell office:value-type="float" office:value="20" calcext:value-type="float">
            <text:p>20</text:p>
          </table:table-cell>
          <table:table-cell table:style-name="ce4"/>
          <table:table-cell table:style-name="ce6"/>
          <table:table-cell/>
          <table:table-cell office:value-type="float" office:value="687082" calcext:value-type="float">
            <text:p>687'082</text:p>
          </table:table-cell>
          <table:table-cell office:value-type="float" office:value="658532" calcext:value-type="float">
            <text:p>658'532</text:p>
          </table:table-cell>
          <table:table-cell table:formula="of:=[.G3]/[.F3]" office:value-type="float" office:value="0.958447463330432" calcext:value-type="float">
            <text:p>1.0</text:p>
          </table:table-cell>
          <table:table-cell office:value-type="float" office:value="2487266" calcext:value-type="float">
            <text:p>2'487'266</text:p>
          </table:table-cell>
          <table:table-cell table:formula="of:=[.I3]/[.F3]" office:value-type="float" office:value="3.62004244034919" calcext:value-type="float">
            <text:p>3.6</text:p>
          </table:table-cell>
          <table:table-cell office:value-type="float" office:value="4582561" calcext:value-type="float">
            <text:p>4'582'561</text:p>
          </table:table-cell>
          <table:table-cell table:formula="of:=[.K3]/[.F3]" office:value-type="float" office:value="6.66959838854751" calcext:value-type="float">
            <text:p>6.7</text:p>
          </table:table-cell>
          <table:table-cell office:value-type="float" office:value="11173541" calcext:value-type="float">
            <text:p>11'173'541</text:p>
          </table:table-cell>
          <table:table-cell table:formula="of:=[.M3]/[.F3]" office:value-type="float" office:value="16.2623107576679" calcext:value-type="float">
            <text:p>16.3</text:p>
          </table:table-cell>
          <table:table-cell office:value-type="float" office:value="34351" calcext:value-type="float">
            <text:p>34'351</text:p>
          </table:table-cell>
          <table:table-cell table:formula="of:=[.O3]/[.F3]" office:value-type="float" office:value="0.0499954881658958" calcext:value-type="float">
            <text:p>0.050</text:p>
          </table:table-cell>
          <table:table-cell table:formula="of:=1/[.P3]" office:value-type="float" office:value="20.0018048965096" calcext:value-type="float">
            <text:p>20</text:p>
          </table:table-cell>
          <table:table-cell office:value-type="float" office:value="2741.7" calcext:value-type="float">
            <text:p>2'742</text:p>
          </table:table-cell>
          <table:table-cell table:formula="of:=[.R3]/[.F3]" office:value-type="float" office:value="0.00399035340759909" calcext:value-type="float">
            <text:p>0.004</text:p>
          </table:table-cell>
          <table:table-cell table:formula="of:=1/[.S3]" office:value-type="float" office:value="250.604369551738" calcext:value-type="float">
            <text:p>251</text:p>
          </table:table-cell>
          <table:table-cell office:value-type="float" office:value="8614" calcext:value-type="float">
            <text:p>8'614</text:p>
          </table:table-cell>
          <table:table-cell table:formula="of:=[.U3]/[.F3]" office:value-type="float" office:value="0.0125370770883242" calcext:value-type="float">
            <text:p>0.013</text:p>
          </table:table-cell>
          <table:table-cell table:formula="of:=1/[.V3]" office:value-type="float" office:value="79.7634084049222" calcext:value-type="float">
            <text:p>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Json</text:p>
          </table:table-cell>
          <table:table-cell office:value-type="float" office:value="20" calcext:value-type="float">
            <text:p>20</text:p>
          </table:table-cell>
          <table:table-cell table:style-name="ce4"/>
          <table:table-cell table:style-name="ce6"/>
          <table:table-cell/>
          <table:table-cell office:value-type="float" office:value="288875" calcext:value-type="float">
            <text:p>288'875</text:p>
          </table:table-cell>
          <table:table-cell office:value-type="float" office:value="348412" calcext:value-type="float">
            <text:p>348'412</text:p>
          </table:table-cell>
          <table:table-cell table:formula="of:=[.G4]/[.F4]" office:value-type="float" office:value="1.20609952401558" calcext:value-type="float">
            <text:p>1.2</text:p>
          </table:table-cell>
          <table:table-cell office:value-type="float" office:value="997334" calcext:value-type="float">
            <text:p>997'334</text:p>
          </table:table-cell>
          <table:table-cell table:formula="of:=[.I4]/[.F4]" office:value-type="float" office:value="3.45247598442233" calcext:value-type="float">
            <text:p>3.5</text:p>
          </table:table-cell>
          <table:table-cell office:value-type="float" office:value="1775236" calcext:value-type="float">
            <text:p>1'775'236</text:p>
          </table:table-cell>
          <table:table-cell table:formula="of:=[.K4]/[.F4]" office:value-type="float" office:value="6.14534314149719" calcext:value-type="float">
            <text:p>6.1</text:p>
          </table:table-cell>
          <table:table-cell/>
          <table:table-cell table:style-name="Default"/>
          <table:table-cell office:value-type="float" office:value="8071" calcext:value-type="float">
            <text:p>8'071</text:p>
          </table:table-cell>
          <table:table-cell table:formula="of:=[.O4]/[.F4]" office:value-type="float" office:value="0.027939420164431" calcext:value-type="float">
            <text:p>0.028</text:p>
          </table:table-cell>
          <table:table-cell table:formula="of:=1/[.P4]" office:value-type="float" office:value="35.7917234543427" calcext:value-type="float">
            <text:p>36</text:p>
          </table:table-cell>
          <table:table-cell office:value-type="float" office:value="4424.6" calcext:value-type="float">
            <text:p>4'425</text:p>
          </table:table-cell>
          <table:table-cell table:formula="of:=[.R4]/[.F4]" office:value-type="float" office:value="0.0153166594547815" calcext:value-type="float">
            <text:p>0.015</text:p>
          </table:table-cell>
          <table:table-cell table:formula="of:=1/[.S4]" office:value-type="float" office:value="65.288387650861" calcext:value-type="float">
            <text:p>65</text:p>
          </table:table-cell>
          <table:table-cell office:value-type="float" office:value="7895" calcext:value-type="float">
            <text:p>7'895</text:p>
          </table:table-cell>
          <table:table-cell table:formula="of:=[.U4]/[.F4]" office:value-type="float" office:value="0.0273301601038511" calcext:value-type="float">
            <text:p>0.027</text:p>
          </table:table-cell>
          <table:table-cell table:formula="of:=1/[.V4]" office:value-type="float" office:value="36.589613679544" calcext:value-type="float">
            <text:p>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avlak</text:p>
          </table:table-cell>
          <table:table-cell table:style-name="ce3" office:value-type="string" calcext:value-type="string">
            <text:p>20/10/-</text:p>
          </table:table-cell>
          <table:table-cell table:style-name="ce5"/>
          <table:table-cell table:style-name="ce7"/>
          <table:table-cell table:style-name="ce5"/>
          <table:table-cell office:value-type="float" office:value="46393065" calcext:value-type="float">
            <text:p>46'393'065</text:p>
          </table:table-cell>
          <table:table-cell office:value-type="float" office:value="54051498" calcext:value-type="float">
            <text:p>54'051'498</text:p>
          </table:table-cell>
          <table:table-cell table:formula="of:=[.G5]/[.F5]" office:value-type="float" office:value="1.16507710796862" calcext:value-type="float">
            <text:p>1.2</text:p>
          </table:table-cell>
          <table:table-cell office:value-type="float" office:value="177102147.35" calcext:value-type="float">
            <text:p>177'102'147</text:p>
          </table:table-cell>
          <table:table-cell table:formula="of:=[.I5]/[.F5]" office:value-type="float" office:value="3.81742718119615" calcext:value-type="float">
            <text:p>3.8</text:p>
          </table:table-cell>
          <table:table-cell office:value-type="float" office:value="251484225.5" calcext:value-type="float">
            <text:p>251'484'226</text:p>
          </table:table-cell>
          <table:table-cell table:formula="of:=[.K5]/[.F5]" office:value-type="float" office:value="5.42072884169218" calcext:value-type="float">
            <text:p>5.4</text:p>
          </table:table-cell>
          <table:table-cell/>
          <table:table-cell table:style-name="Default"/>
          <table:table-cell office:value-type="float" office:value="7881526" calcext:value-type="float">
            <text:p>7'881'526</text:p>
          </table:table-cell>
          <table:table-cell table:formula="of:=[.O5]/[.F5]" office:value-type="float" office:value="0.169885865484421" calcext:value-type="float">
            <text:p>0.170</text:p>
          </table:table-cell>
          <table:table-cell table:formula="of:=1/[.P5]" office:value-type="float" office:value="5.88630488562748" calcext:value-type="float">
            <text:p>6</text:p>
          </table:table-cell>
          <table:table-cell office:value-type="float" office:value="827856.4" calcext:value-type="float">
            <text:p>827'856</text:p>
          </table:table-cell>
          <table:table-cell table:formula="of:=[.R5]/[.F5]" office:value-type="float" office:value="0.0178443998041518" calcext:value-type="float">
            <text:p>0.018</text:p>
          </table:table-cell>
          <table:table-cell table:formula="of:=1/[.S5]" office:value-type="float" office:value="56.0399907520192" calcext:value-type="float">
            <text:p>56</text:p>
          </table:table-cell>
          <table:table-cell office:value-type="float" office:value="445203" calcext:value-type="float">
            <text:p>445'203</text:p>
          </table:table-cell>
          <table:table-cell table:formula="of:=[.U5]/[.F5]" office:value-type="float" office:value="0.00959632651992275" calcext:value-type="float">
            <text:p>0.010</text:p>
          </table:table-cell>
          <table:table-cell table:formula="of:=1/[.V5]" office:value-type="float" office:value="104.206541734894" calcext:value-type="float">
            <text:p>10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ounce</text:p>
          </table:table-cell>
          <table:table-cell office:value-type="float" office:value="150" calcext:value-type="float">
            <text:p>150</text:p>
          </table:table-cell>
          <table:table-cell table:style-name="ce4" office:value-type="float" office:value="7026" calcext:value-type="float">
            <text:p>7'026</text:p>
          </table:table-cell>
          <table:table-cell table:style-name="ce6" table:formula="of:=[.C6]/[.F6]" office:value-type="float" office:value="0.284154331472943" calcext:value-type="float">
            <text:p>0.3</text:p>
          </table:table-cell>
          <table:table-cell/>
          <table:table-cell office:value-type="float" office:value="24726" calcext:value-type="float">
            <text:p>24'726</text:p>
          </table:table-cell>
          <table:table-cell office:value-type="float" office:value="25538" calcext:value-type="float">
            <text:p>25'538</text:p>
          </table:table-cell>
          <table:table-cell table:formula="of:=[.G6]/[.F6]" office:value-type="float" office:value="1.03283992558441" calcext:value-type="float">
            <text:p>1.0</text:p>
          </table:table-cell>
          <table:table-cell office:value-type="float" office:value="88358" calcext:value-type="float">
            <text:p>88'358</text:p>
          </table:table-cell>
          <table:table-cell table:formula="of:=[.I6]/[.F6]" office:value-type="float" office:value="3.57348539998382" calcext:value-type="float">
            <text:p>3.6</text:p>
          </table:table-cell>
          <table:table-cell office:value-type="float" office:value="177911" calcext:value-type="float">
            <text:p>177'911</text:p>
          </table:table-cell>
          <table:table-cell table:formula="of:=[.K6]/[.F6]" office:value-type="float" office:value="7.19530049340775" calcext:value-type="float">
            <text:p>7.2</text:p>
          </table:table-cell>
          <table:table-cell office:value-type="float" office:value="385635" calcext:value-type="float">
            <text:p>385'635</text:p>
          </table:table-cell>
          <table:table-cell table:formula="of:=[.M6]/[.F6]" office:value-type="float" office:value="15.5963358408153" calcext:value-type="float">
            <text:p>15.6</text:p>
          </table:table-cell>
          <table:table-cell office:value-type="float" office:value="255" calcext:value-type="float">
            <text:p>255</text:p>
          </table:table-cell>
          <table:table-cell table:formula="of:=[.O6]/[.F6]" office:value-type="float" office:value="0.0103130308177627" calcext:value-type="float">
            <text:p>0.010</text:p>
          </table:table-cell>
          <table:table-cell table:formula="of:=1/[.P6]" office:value-type="float" office:value="96.9647058823529" calcext:value-type="float">
            <text:p>97</text:p>
          </table:table-cell>
          <table:table-cell office:value-type="float" office:value="71.5066666666667" calcext:value-type="float">
            <text:p>72</text:p>
          </table:table-cell>
          <table:table-cell table:formula="of:=[.R6]/[.F6]" office:value-type="float" office:value="0.00289196257650516" calcext:value-type="float">
            <text:p>0.003</text:p>
          </table:table-cell>
          <table:table-cell table:formula="of:=1/[.S6]" office:value-type="float" office:value="345.78594070483" calcext:value-type="float">
            <text:p>346</text:p>
          </table:table-cell>
          <table:table-cell office:value-type="float" office:value="340" calcext:value-type="float">
            <text:p>340</text:p>
          </table:table-cell>
          <table:table-cell table:formula="of:=[.U6]/[.F6]" office:value-type="float" office:value="0.0137507077570169" calcext:value-type="float">
            <text:p>0.014</text:p>
          </table:table-cell>
          <table:table-cell table:formula="of:=1/[.V6]" office:value-type="float" office:value="72.7235294117647" calcext:value-type="float">
            <text:p>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ist</text:p>
          </table:table-cell>
          <table:table-cell office:value-type="float" office:value="150" calcext:value-type="float">
            <text:p>150</text:p>
          </table:table-cell>
          <table:table-cell table:style-name="ce4" office:value-type="float" office:value="2070" calcext:value-type="float">
            <text:p>2'070</text:p>
          </table:table-cell>
          <table:table-cell table:style-name="ce6" table:formula="of:=[.C7]/[.F7]" office:value-type="float" office:value="1.15642458100559" calcext:value-type="float">
            <text:p>1.2</text:p>
          </table:table-cell>
          <table:table-cell office:value-type="float" office:value="2105" calcext:value-type="float">
            <text:p>2'105</text:p>
          </table:table-cell>
          <table:table-cell office:value-type="float" office:value="1790" calcext:value-type="float">
            <text:p>1'790</text:p>
          </table:table-cell>
          <table:table-cell office:value-type="float" office:value="9631" calcext:value-type="float">
            <text:p>9'631</text:p>
          </table:table-cell>
          <table:table-cell table:formula="of:=[.G7]/[.F7]" office:value-type="float" office:value="5.3804469273743" calcext:value-type="float">
            <text:p>5.4</text:p>
          </table:table-cell>
          <table:table-cell office:value-type="float" office:value="120983" calcext:value-type="float">
            <text:p>120'983</text:p>
          </table:table-cell>
          <table:table-cell table:formula="of:=[.I7]/[.F7]" office:value-type="float" office:value="67.5882681564246" calcext:value-type="float">
            <text:p>67.6</text:p>
          </table:table-cell>
          <table:table-cell office:value-type="float" office:value="224605" calcext:value-type="float">
            <text:p>224'605</text:p>
          </table:table-cell>
          <table:table-cell table:formula="of:=[.K7]/[.F7]" office:value-type="float" office:value="125.477653631285" calcext:value-type="float">
            <text:p>125.5</text:p>
          </table:table-cell>
          <table:table-cell office:value-type="float" office:value="356552" calcext:value-type="float">
            <text:p>356'552</text:p>
          </table:table-cell>
          <table:table-cell table:formula="of:=[.M7]/[.F7]" office:value-type="float" office:value="199.191061452514" calcext:value-type="float">
            <text:p>199.2</text:p>
          </table:table-cell>
          <table:table-cell office:value-type="float" office:value="678" calcext:value-type="float">
            <text:p>678</text:p>
          </table:table-cell>
          <table:table-cell table:formula="of:=[.O7]/[.F7]" office:value-type="float" office:value="0.37877094972067" calcext:value-type="float">
            <text:p>0.379</text:p>
          </table:table-cell>
          <table:table-cell table:formula="of:=1/[.P7]" office:value-type="float" office:value="2.64011799410029" calcext:value-type="float">
            <text:p>3</text:p>
          </table:table-cell>
          <table:table-cell office:value-type="float" office:value="70.1866666666667" calcext:value-type="float">
            <text:p>70</text:p>
          </table:table-cell>
          <table:table-cell table:formula="of:=[.R7]/[.F7]" office:value-type="float" office:value="0.0392104283054004" calcext:value-type="float">
            <text:p>0.039</text:p>
          </table:table-cell>
          <table:table-cell table:formula="of:=1/[.S7]" office:value-type="float" office:value="25.5034194528875" calcext:value-type="float">
            <text:p>26</text:p>
          </table:table-cell>
          <table:table-cell office:value-type="float" office:value="265" calcext:value-type="float">
            <text:p>265</text:p>
          </table:table-cell>
          <table:table-cell table:formula="of:=[.U7]/[.F7]" office:value-type="float" office:value="0.14804469273743" calcext:value-type="float">
            <text:p>0.148</text:p>
          </table:table-cell>
          <table:table-cell table:formula="of:=1/[.V7]" office:value-type="float" office:value="6.75471698113208" calcext:value-type="float">
            <text:p>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ndelbrot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29" calcext:value-type="float">
            <text:p>129</text:p>
          </table:table-cell>
          <table:table-cell table:style-name="ce6" table:formula="of:=[.C8]/[.F8]" office:value-type="float" office:value="1.41758241758242" calcext:value-type="float">
            <text:p>1.4</text:p>
          </table:table-cell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table:formula="of:=[.G8]/[.F8]" office:value-type="float" office:value="0.637362637362637" calcext:value-type="float">
            <text:p>0.6</text:p>
          </table:table-cell>
          <table:table-cell office:value-type="float" office:value="79" calcext:value-type="float">
            <text:p>79</text:p>
          </table:table-cell>
          <table:table-cell table:formula="of:=[.I8]/[.F8]" office:value-type="float" office:value="0.868131868131868" calcext:value-type="float">
            <text:p>0.9</text:p>
          </table:table-cell>
          <table:table-cell office:value-type="float" office:value="149" calcext:value-type="float">
            <text:p>149</text:p>
          </table:table-cell>
          <table:table-cell table:formula="of:=[.K8]/[.F8]" office:value-type="float" office:value="1.63736263736264" calcext:value-type="float">
            <text:p>1.6</text:p>
          </table:table-cell>
          <table:table-cell office:value-type="float" office:value="243" calcext:value-type="float">
            <text:p>243</text:p>
          </table:table-cell>
          <table:table-cell table:formula="of:=[.M8]/[.F8]" office:value-type="float" office:value="2.67032967032967" calcext:value-type="float">
            <text:p>2.7</text:p>
          </table:table-cell>
          <table:table-cell office:value-type="float" office:value="50" calcext:value-type="float">
            <text:p>50</text:p>
          </table:table-cell>
          <table:table-cell table:formula="of:=[.O8]/[.F8]" office:value-type="float" office:value="0.549450549450549" calcext:value-type="float">
            <text:p>0.549</text:p>
          </table:table-cell>
          <table:table-cell table:formula="of:=1/[.P8]" office:value-type="float" office:value="1.82" calcext:value-type="float">
            <text:p>2</text:p>
          </table:table-cell>
          <table:table-cell office:value-type="float" office:value="1.1" calcext:value-type="float">
            <text:p>1</text:p>
          </table:table-cell>
          <table:table-cell table:formula="of:=[.R8]/[.F8]" office:value-type="float" office:value="0.0120879120879121" calcext:value-type="float">
            <text:p>0.012</text:p>
          </table:table-cell>
          <table:table-cell table:formula="of:=1/[.S8]" office:value-type="float" office:value="82.7272727272726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table:formula="of:=[.U8]/[.F8]" office:value-type="float" office:value="0.197802197802198" calcext:value-type="float">
            <text:p>0.198</text:p>
          </table:table-cell>
          <table:table-cell table:formula="of:=1/[.V8]" office:value-type="float" office:value="5.05555555555556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Body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302" calcext:value-type="float">
            <text:p>302</text:p>
          </table:table-cell>
          <table:table-cell table:style-name="ce6" table:formula="of:=[.C9]/[.F9]" office:value-type="float" office:value="0.756892230576441" calcext:value-type="float">
            <text:p>0.8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484" calcext:value-type="float">
            <text:p>484</text:p>
          </table:table-cell>
          <table:table-cell table:formula="of:=[.G9]/[.F9]" office:value-type="float" office:value="1.21303258145363" calcext:value-type="float">
            <text:p>1.2</text:p>
          </table:table-cell>
          <table:table-cell office:value-type="float" office:value="817" calcext:value-type="float">
            <text:p>817</text:p>
          </table:table-cell>
          <table:table-cell table:formula="of:=[.I9]/[.F9]" office:value-type="float" office:value="2.04761904761905" calcext:value-type="float">
            <text:p>2.0</text:p>
          </table:table-cell>
          <table:table-cell office:value-type="float" office:value="2928" calcext:value-type="float">
            <text:p>2'928</text:p>
          </table:table-cell>
          <table:table-cell table:formula="of:=[.K9]/[.F9]" office:value-type="float" office:value="7.33834586466165" calcext:value-type="float">
            <text:p>7.3</text:p>
          </table:table-cell>
          <table:table-cell office:value-type="float" office:value="1937" calcext:value-type="float">
            <text:p>1'937</text:p>
          </table:table-cell>
          <table:table-cell table:formula="of:=[.M9]/[.F9]" office:value-type="float" office:value="4.8546365914787" calcext:value-type="float">
            <text:p>4.9</text:p>
          </table:table-cell>
          <table:table-cell office:value-type="float" office:value="12" calcext:value-type="float">
            <text:p>12</text:p>
          </table:table-cell>
          <table:table-cell table:formula="of:=[.O9]/[.F9]" office:value-type="float" office:value="0.0300751879699248" calcext:value-type="float">
            <text:p>0.030</text:p>
          </table:table-cell>
          <table:table-cell table:formula="of:=1/[.P9]" office:value-type="float" office:value="33.25" calcext:value-type="float">
            <text:p>33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[.U9]/[.F9]" office:value-type="float" office:value="0.0802005012531328" calcext:value-type="float">
            <text:p>0.080</text:p>
          </table:table-cell>
          <table:table-cell table:formula="of:=1/[.V9]" office:value-type="float" office:value="12.46875" calcext:value-type="float">
            <text:p>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ermute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4097" calcext:value-type="float">
            <text:p>4'097</text:p>
          </table:table-cell>
          <table:table-cell table:style-name="ce6" table:formula="of:=[.C10]/[.F10]" office:value-type="float" office:value="0.296132996024575" calcext:value-type="float">
            <text:p>0.3</text:p>
          </table:table-cell>
          <table:table-cell office:value-type="float" office:value="6133" calcext:value-type="float">
            <text:p>6'133</text:p>
          </table:table-cell>
          <table:table-cell office:value-type="float" office:value="13835" calcext:value-type="float">
            <text:p>13'835</text:p>
          </table:table-cell>
          <table:table-cell office:value-type="float" office:value="21305" calcext:value-type="float">
            <text:p>21'305</text:p>
          </table:table-cell>
          <table:table-cell table:formula="of:=[.G10]/[.F10]" office:value-type="float" office:value="1.53993494759668" calcext:value-type="float">
            <text:p>1.5</text:p>
          </table:table-cell>
          <table:table-cell office:value-type="float" office:value="92773" calcext:value-type="float">
            <text:p>92'773</text:p>
          </table:table-cell>
          <table:table-cell table:formula="of:=[.I10]/[.F10]" office:value-type="float" office:value="6.70567401517889" calcext:value-type="float">
            <text:p>6.7</text:p>
          </table:table-cell>
          <table:table-cell office:value-type="float" office:value="172323" calcext:value-type="float">
            <text:p>172'323</text:p>
          </table:table-cell>
          <table:table-cell table:formula="of:=[.K10]/[.F10]" office:value-type="float" office:value="12.4555836646187" calcext:value-type="float">
            <text:p>12.5</text:p>
          </table:table-cell>
          <table:table-cell office:value-type="float" office:value="249279" calcext:value-type="float">
            <text:p>249'279</text:p>
          </table:table-cell>
          <table:table-cell table:formula="of:=[.M10]/[.F10]" office:value-type="float" office:value="18.0179978315866" calcext:value-type="float">
            <text:p>18.0</text:p>
          </table:table-cell>
          <table:table-cell office:value-type="float" office:value="363" calcext:value-type="float">
            <text:p>363</text:p>
          </table:table-cell>
          <table:table-cell table:formula="of:=[.O10]/[.F10]" office:value-type="float" office:value="0.0262378026743766" calcext:value-type="float">
            <text:p>0.026</text:p>
          </table:table-cell>
          <table:table-cell table:formula="of:=1/[.P10]" office:value-type="float" office:value="38.1129476584022" calcext:value-type="float">
            <text:p>38</text:p>
          </table:table-cell>
          <table:table-cell office:value-type="float" office:value="201.94" calcext:value-type="float">
            <text:p>202</text:p>
          </table:table-cell>
          <table:table-cell table:formula="of:=[.R10]/[.F10]" office:value-type="float" office:value="0.0145963136971449" calcext:value-type="float">
            <text:p>0.015</text:p>
          </table:table-cell>
          <table:table-cell table:formula="of:=1/[.S10]" office:value-type="float" office:value="68.5104486481134" calcext:value-type="float">
            <text:p>69</text:p>
          </table:table-cell>
          <table:table-cell office:value-type="float" office:value="235" calcext:value-type="float">
            <text:p>235</text:p>
          </table:table-cell>
          <table:table-cell table:formula="of:=[.U10]/[.F10]" office:value-type="float" office:value="0.0169859053126129" calcext:value-type="float">
            <text:p>0.017</text:p>
          </table:table-cell>
          <table:table-cell table:formula="of:=1/[.V10]" office:value-type="float" office:value="58.8723404255319" calcext:value-type="float">
            <text:p>5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Queens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7559" calcext:value-type="float">
            <text:p>7'559</text:p>
          </table:table-cell>
          <table:table-cell table:style-name="ce6" table:formula="of:=[.C11]/[.F11]" office:value-type="float" office:value="0.262037646895691" calcext:value-type="float">
            <text:p>0.3</text:p>
          </table:table-cell>
          <table:table-cell office:value-type="float" office:value="7619" calcext:value-type="float">
            <text:p>7'619</text:p>
          </table:table-cell>
          <table:table-cell office:value-type="float" office:value="28847" calcext:value-type="float">
            <text:p>28'847</text:p>
          </table:table-cell>
          <table:table-cell office:value-type="float" office:value="30386" calcext:value-type="float">
            <text:p>30'386</text:p>
          </table:table-cell>
          <table:table-cell table:formula="of:=[.G11]/[.F11]" office:value-type="float" office:value="1.05335043505391" calcext:value-type="float">
            <text:p>1.1</text:p>
          </table:table-cell>
          <table:table-cell office:value-type="float" office:value="130242" calcext:value-type="float">
            <text:p>130'242</text:p>
          </table:table-cell>
          <table:table-cell table:formula="of:=[.I11]/[.F11]" office:value-type="float" office:value="4.51492356224217" calcext:value-type="float">
            <text:p>4.5</text:p>
          </table:table-cell>
          <table:table-cell office:value-type="float" office:value="201524" calcext:value-type="float">
            <text:p>201'524</text:p>
          </table:table-cell>
          <table:table-cell table:formula="of:=[.K11]/[.F11]" office:value-type="float" office:value="6.98596041182792" calcext:value-type="float">
            <text:p>7.0</text:p>
          </table:table-cell>
          <table:table-cell office:value-type="float" office:value="283134" calcext:value-type="float">
            <text:p>283'134</text:p>
          </table:table-cell>
          <table:table-cell table:formula="of:=[.M11]/[.F11]" office:value-type="float" office:value="9.81502409262662" calcext:value-type="float">
            <text:p>9.8</text:p>
          </table:table-cell>
          <table:table-cell office:value-type="float" office:value="321" calcext:value-type="float">
            <text:p>321</text:p>
          </table:table-cell>
          <table:table-cell table:formula="of:=[.O11]/[.F11]" office:value-type="float" office:value="0.0111276735882414" calcext:value-type="float">
            <text:p>0.011</text:p>
          </table:table-cell>
          <table:table-cell table:formula="of:=1/[.P11]" office:value-type="float" office:value="89.8660436137072" calcext:value-type="float">
            <text:p>90</text:p>
          </table:table-cell>
          <table:table-cell office:value-type="float" office:value="153.1" calcext:value-type="float">
            <text:p>153</text:p>
          </table:table-cell>
          <table:table-cell table:formula="of:=[.R11]/[.F11]" office:value-type="float" office:value="0.00530731098554442" calcext:value-type="float">
            <text:p>0.005</text:p>
          </table:table-cell>
          <table:table-cell table:formula="of:=1/[.S11]" office:value-type="float" office:value="188.419333768779" calcext:value-type="float">
            <text:p>188</text:p>
          </table:table-cell>
          <table:table-cell office:value-type="float" office:value="362" calcext:value-type="float">
            <text:p>362</text:p>
          </table:table-cell>
          <table:table-cell table:formula="of:=[.U11]/[.F11]" office:value-type="float" office:value="0.0125489652303532" calcext:value-type="float">
            <text:p>0.013</text:p>
          </table:table-cell>
          <table:table-cell table:formula="of:=1/[.V11]" office:value-type="float" office:value="79.6878453038674" calcext:value-type="float">
            <text:p>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ieve</text:p>
          </table:table-cell>
          <table:table-cell office:value-type="float" office:value="300" calcext:value-type="float">
            <text:p>300</text:p>
          </table:table-cell>
          <table:table-cell table:style-name="ce4" office:value-type="float" office:value="10403" calcext:value-type="float">
            <text:p>10'403</text:p>
          </table:table-cell>
          <table:table-cell table:style-name="ce6" table:formula="of:=[.C12]/[.F12]" office:value-type="float" office:value="0.362612848129945" calcext:value-type="float">
            <text:p>0.4</text:p>
          </table:table-cell>
          <table:table-cell office:value-type="float" office:value="9511" calcext:value-type="float">
            <text:p>9'511</text:p>
          </table:table-cell>
          <table:table-cell office:value-type="float" office:value="28689" calcext:value-type="float">
            <text:p>28'689</text:p>
          </table:table-cell>
          <table:table-cell office:value-type="float" office:value="29009" calcext:value-type="float">
            <text:p>29'009</text:p>
          </table:table-cell>
          <table:table-cell table:formula="of:=[.G12]/[.F12]" office:value-type="float" office:value="1.0111541008749" calcext:value-type="float">
            <text:p>1.0</text:p>
          </table:table-cell>
          <table:table-cell office:value-type="float" office:value="98331" calcext:value-type="float">
            <text:p>98'331</text:p>
          </table:table-cell>
          <table:table-cell table:formula="of:=[.I12]/[.F12]" office:value-type="float" office:value="3.42748091603053" calcext:value-type="float">
            <text:p>3.4</text:p>
          </table:table-cell>
          <table:table-cell office:value-type="float" office:value="184029" calcext:value-type="float">
            <text:p>184'029</text:p>
          </table:table-cell>
          <table:table-cell table:formula="of:=[.K12]/[.F12]" office:value-type="float" office:value="6.41461884345917" calcext:value-type="float">
            <text:p>6.4</text:p>
          </table:table-cell>
          <table:table-cell office:value-type="float" office:value="284087" calcext:value-type="float">
            <text:p>284'087</text:p>
          </table:table-cell>
          <table:table-cell table:formula="of:=[.M12]/[.F12]" office:value-type="float" office:value="9.90229704764892" calcext:value-type="float">
            <text:p>9.9</text:p>
          </table:table-cell>
          <table:table-cell office:value-type="float" office:value="121" calcext:value-type="float">
            <text:p>121</text:p>
          </table:table-cell>
          <table:table-cell table:formula="of:=[.O12]/[.F12]" office:value-type="float" office:value="0.00421764439332148" calcext:value-type="float">
            <text:p>0.004</text:p>
          </table:table-cell>
          <table:table-cell table:formula="of:=1/[.P12]" office:value-type="float" office:value="237.099173553719" calcext:value-type="float">
            <text:p>237</text:p>
          </table:table-cell>
          <table:table-cell office:value-type="float" office:value="46.5666666666667" calcext:value-type="float">
            <text:p>47</text:p>
          </table:table-cell>
          <table:table-cell table:formula="of:=[.R12]/[.F12]" office:value-type="float" office:value="0.00162315405439948" calcext:value-type="float">
            <text:p>0.002</text:p>
          </table:table-cell>
          <table:table-cell table:formula="of:=1/[.S12]" office:value-type="float" office:value="616.084466714388" calcext:value-type="float">
            <text:p>616</text:p>
          </table:table-cell>
          <table:table-cell office:value-type="float" office:value="151" calcext:value-type="float">
            <text:p>151</text:p>
          </table:table-cell>
          <table:table-cell table:formula="of:=[.U12]/[.F12]" office:value-type="float" office:value="0.00526334135034334" calcext:value-type="float">
            <text:p>0.005</text:p>
          </table:table-cell>
          <table:table-cell table:formula="of:=1/[.V12]" office:value-type="float" office:value="189.993377483444" calcext:value-type="float">
            <text:p>19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torage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17391" calcext:value-type="float">
            <text:p>17'391</text:p>
          </table:table-cell>
          <table:table-cell table:style-name="ce6" table:formula="of:=[.C13]/[.F13]" office:value-type="float" office:value="0.714209445585216" calcext:value-type="float">
            <text:p>0.7</text:p>
          </table:table-cell>
          <table:table-cell office:value-type="float" office:value="15382" calcext:value-type="float">
            <text:p>15'382</text:p>
          </table:table-cell>
          <table:table-cell office:value-type="float" office:value="24350" calcext:value-type="float">
            <text:p>24'350</text:p>
          </table:table-cell>
          <table:table-cell office:value-type="float" office:value="26504" calcext:value-type="float">
            <text:p>26'504</text:p>
          </table:table-cell>
          <table:table-cell table:formula="of:=[.G13]/[.F13]" office:value-type="float" office:value="1.08845995893224" calcext:value-type="float">
            <text:p>1.1</text:p>
          </table:table-cell>
          <table:table-cell office:value-type="float" office:value="78437" calcext:value-type="float">
            <text:p>78'437</text:p>
          </table:table-cell>
          <table:table-cell table:formula="of:=[.I13]/[.F13]" office:value-type="float" office:value="3.22123203285421" calcext:value-type="float">
            <text:p>3.2</text:p>
          </table:table-cell>
          <table:table-cell office:value-type="float" office:value="118941" calcext:value-type="float">
            <text:p>118'941</text:p>
          </table:table-cell>
          <table:table-cell table:formula="of:=[.K13]/[.F13]" office:value-type="float" office:value="4.88464065708419" calcext:value-type="float">
            <text:p>4.9</text:p>
          </table:table-cell>
          <table:table-cell office:value-type="float" office:value="1486721" calcext:value-type="float">
            <text:p>1'486'721</text:p>
          </table:table-cell>
          <table:table-cell table:formula="of:=[.M13]/[.F13]" office:value-type="float" office:value="61.0563039014374" calcext:value-type="float">
            <text:p>61.1</text:p>
          </table:table-cell>
          <table:table-cell office:value-type="float" office:value="2529" calcext:value-type="float">
            <text:p>2'529</text:p>
          </table:table-cell>
          <table:table-cell table:formula="of:=[.O13]/[.F13]" office:value-type="float" office:value="0.103860369609856" calcext:value-type="float">
            <text:p>0.104</text:p>
          </table:table-cell>
          <table:table-cell table:formula="of:=1/[.P13]" office:value-type="float" office:value="9.62831158560696" calcext:value-type="float">
            <text:p>10</text:p>
          </table:table-cell>
          <table:table-cell office:value-type="float" office:value="690.27" calcext:value-type="float">
            <text:p>690</text:p>
          </table:table-cell>
          <table:table-cell table:formula="of:=[.R13]/[.F13]" office:value-type="float" office:value="0.0283478439425051" calcext:value-type="float">
            <text:p>0.028</text:p>
          </table:table-cell>
          <table:table-cell table:formula="of:=1/[.S13]" office:value-type="float" office:value="35.2760514001768" calcext:value-type="float">
            <text:p>35</text:p>
          </table:table-cell>
          <table:table-cell office:value-type="float" office:value="531" calcext:value-type="float">
            <text:p>531</text:p>
          </table:table-cell>
          <table:table-cell table:formula="of:=[.U13]/[.F13]" office:value-type="float" office:value="0.0218069815195072" calcext:value-type="float">
            <text:p>0.022</text:p>
          </table:table-cell>
          <table:table-cell table:formula="of:=1/[.V13]" office:value-type="float" office:value="45.8568738229755" calcext:value-type="float">
            <text:p>4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owers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6960" calcext:value-type="float">
            <text:p>6'960</text:p>
          </table:table-cell>
          <table:table-cell table:style-name="ce6" table:formula="of:=[.C14]/[.F14]" office:value-type="float" office:value="0.282158349211497" calcext:value-type="float">
            <text:p>0.3</text:p>
          </table:table-cell>
          <table:table-cell office:value-type="float" office:value="7450" calcext:value-type="float">
            <text:p>7'450</text:p>
          </table:table-cell>
          <table:table-cell office:value-type="float" office:value="24667" calcext:value-type="float">
            <text:p>24'667</text:p>
          </table:table-cell>
          <table:table-cell office:value-type="float" office:value="31268" calcext:value-type="float">
            <text:p>31'268</text:p>
          </table:table-cell>
          <table:table-cell table:formula="of:=[.G14]/[.F14]" office:value-type="float" office:value="1.26760449183119" calcext:value-type="float">
            <text:p>1.3</text:p>
          </table:table-cell>
          <table:table-cell office:value-type="float" office:value="135968" calcext:value-type="float">
            <text:p>135'968</text:p>
          </table:table-cell>
          <table:table-cell table:formula="of:=[.I14]/[.F14]" office:value-type="float" office:value="5.51214172781449" calcext:value-type="float">
            <text:p>5.5</text:p>
          </table:table-cell>
          <table:table-cell office:value-type="float" office:value="228164" calcext:value-type="float">
            <text:p>228'164</text:p>
          </table:table-cell>
          <table:table-cell table:formula="of:=[.K14]/[.F14]" office:value-type="float" office:value="9.24976689504196" calcext:value-type="float">
            <text:p>9.2</text:p>
          </table:table-cell>
          <table:table-cell office:value-type="float" office:value="371727" calcext:value-type="float">
            <text:p>371'727</text:p>
          </table:table-cell>
          <table:table-cell table:formula="of:=[.M14]/[.F14]" office:value-type="float" office:value="15.0698098674342" calcext:value-type="float">
            <text:p>15.1</text:p>
          </table:table-cell>
          <table:table-cell office:value-type="float" office:value="356" calcext:value-type="float">
            <text:p>356</text:p>
          </table:table-cell>
          <table:table-cell table:formula="of:=[.O14]/[.F14]" office:value-type="float" office:value="0.0144322374021973" calcext:value-type="float">
            <text:p>0.014</text:p>
          </table:table-cell>
          <table:table-cell table:formula="of:=1/[.P14]" office:value-type="float" office:value="69.2893258426966" calcext:value-type="float">
            <text:p>69</text:p>
          </table:table-cell>
          <table:table-cell office:value-type="float" office:value="251.14" calcext:value-type="float">
            <text:p>251</text:p>
          </table:table-cell>
          <table:table-cell table:formula="of:=[.R14]/[.F14]" office:value-type="float" office:value="0.0101812137673815" calcext:value-type="float">
            <text:p>0.010</text:p>
          </table:table-cell>
          <table:table-cell table:formula="of:=1/[.S14]" office:value-type="float" office:value="98.2201162698099" calcext:value-type="float">
            <text:p>98</text:p>
          </table:table-cell>
          <table:table-cell office:value-type="float" office:value="460" calcext:value-type="float">
            <text:p>460</text:p>
          </table:table-cell>
          <table:table-cell table:formula="of:=[.U14]/[.F14]" office:value-type="float" office:value="0.0186483966432886" calcext:value-type="float">
            <text:p>0.019</text:p>
          </table:table-cell>
          <table:table-cell table:formula="of:=1/[.V14]" office:value-type="float" office:value="53.6239130434783" calcext:value-type="float">
            <text:p>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table:number-columns-repeated="5"/>
          <table:table-cell/>
          <table:table-cell table:style-name="Default" table:number-columns-repeated="12"/>
          <table:table-cell table:number-columns-repeated="1002"/>
        </table:table-row>
        <table:table-row table:style-name="ro1">
          <table:table-cell office:value-type="string" calcext:value-type="string">
            <text:p>average:</text:p>
          </table:table-cell>
          <table:table-cell table:number-columns-repeated="4"/>
          <table:table-cell table:formula="of:=AVERAGE([.F3:.F14])" office:value-type="float" office:value="3959701.33333333" calcext:value-type="float">
            <text:p>3'959'701</text:p>
          </table:table-cell>
          <table:table-cell table:formula="of:=AVERAGE([.G3:.G14])" office:value-type="float" office:value="4602718.75" calcext:value-type="float">
            <text:p>4'602'719</text:p>
          </table:table-cell>
          <table:table-cell table:formula="of:=[.G16]/[.F16]" office:value-type="float" office:value="1.16239038314674" calcext:value-type="float">
            <text:p>1.2</text:p>
          </table:table-cell>
          <table:table-cell table:formula="of:=AVERAGE([.I3:.I14])" office:value-type="float" office:value="15111061.2791667" calcext:value-type="float">
            <text:p>15'111'061</text:p>
          </table:table-cell>
          <table:table-cell table:formula="of:=[.I16]/[.F16]" office:value-type="float" office:value="3.81621238752519" calcext:value-type="float">
            <text:p>3.8</text:p>
          </table:table-cell>
          <table:table-cell table:formula="of:=AVERAGE([.K3:.K14])" office:value-type="float" office:value="21596049.7083333" calcext:value-type="float">
            <text:p>21'596'050</text:p>
          </table:table-cell>
          <table:table-cell table:formula="of:=[.K16]/[.F16]" office:value-type="float" office:value="5.45395924852581" calcext:value-type="float">
            <text:p>5.5</text:p>
          </table:table-cell>
          <table:table-cell table:number-columns-repeated="2"/>
          <table:table-cell table:formula="of:=AVERAGE([.O3:.O14])" office:value-type="float" office:value="660719.416666667" calcext:value-type="float">
            <text:p>660'719</text:p>
          </table:table-cell>
          <table:table-cell table:formula="of:=[.O16]/[.F16]" office:value-type="float" office:value="0.166860922338924" calcext:value-type="float">
            <text:p>0.167</text:p>
          </table:table-cell>
          <table:table-cell table:formula="of:=1/[.P16]" office:value-type="float" office:value="5.99301493712725" calcext:value-type="float">
            <text:p>6</text:p>
          </table:table-cell>
          <table:table-cell table:formula="of:=AVERAGE([.R3:.R14])" office:value-type="float" office:value="76046.2281818182" calcext:value-type="float">
            <text:p>76'046</text:p>
          </table:table-cell>
          <table:table-cell table:formula="of:=[.R16]/[.F16]" office:value-type="float" office:value="0.0192050414362442" calcext:value-type="float">
            <text:p>0.019</text:p>
          </table:table-cell>
          <table:table-cell table:formula="of:=1/[.S16]" office:value-type="float" office:value="52.0696611522419" calcext:value-type="float">
            <text:p>52</text:p>
          </table:table-cell>
          <table:table-cell table:formula="of:=AVERAGE([.U3:.U14])" office:value-type="float" office:value="38675.5" calcext:value-type="float">
            <text:p>38'676</text:p>
          </table:table-cell>
          <table:table-cell table:formula="of:=[.U16]/[.F16]" office:value-type="float" office:value="0.00976727706062679" calcext:value-type="float">
            <text:p>0.010</text:p>
          </table:table-cell>
          <table:table-cell table:formula="of:=1/[.V16]" office:value-type="float" office:value="102.382679818834" calcext:value-type="float">
            <text:p>1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eomean:</text:p>
          </table:table-cell>
          <table:table-cell table:number-columns-repeated="4"/>
          <table:table-cell table:formula="of:=GEOMEAN([.F3:.F14])" office:value-type="float" office:value="26139.6805357881" calcext:value-type="float">
            <text:p>26'140</text:p>
          </table:table-cell>
          <table:table-cell table:formula="of:=GEOMEAN([.G3:.G14])" office:value-type="float" office:value="32388.6160812205" calcext:value-type="float">
            <text:p>32'389</text:p>
          </table:table-cell>
          <table:table-cell table:formula="of:=[.G17]/[.F17]" office:value-type="float" office:value="1.23905936940878" calcext:value-type="float">
            <text:p>1.2</text:p>
          </table:table-cell>
          <table:table-cell table:formula="of:=GEOMEAN([.I3:.I14])" office:value-type="float" office:value="111867.06350074" calcext:value-type="float">
            <text:p>111'867</text:p>
          </table:table-cell>
          <table:table-cell table:formula="of:=[.I17]/[.F17]" office:value-type="float" office:value="4.27958801361714" calcext:value-type="float">
            <text:p>4.3</text:p>
          </table:table-cell>
          <table:table-cell table:formula="of:=GEOMEAN([.K3:.K14])" office:value-type="float" office:value="206989.892055612" calcext:value-type="float">
            <text:p>206'990</text:p>
          </table:table-cell>
          <table:table-cell table:formula="of:=[.K17]/[.F17]" office:value-type="float" office:value="7.91860833081799" calcext:value-type="float">
            <text:p>7.9</text:p>
          </table:table-cell>
          <table:table-cell table:number-columns-repeated="2"/>
          <table:table-cell table:formula="of:=GEOMEAN([.O3:.O14])" office:value-type="float" office:value="1092.06754863279" calcext:value-type="float">
            <text:p>1'092</text:p>
          </table:table-cell>
          <table:table-cell table:formula="of:=[.O17]/[.F17]" office:value-type="float" office:value="0.0417781520756397" calcext:value-type="float">
            <text:p>0.042</text:p>
          </table:table-cell>
          <table:table-cell table:formula="of:=1/[.P17]" office:value-type="float" office:value="23.9359557643787" calcext:value-type="float">
            <text:p>24</text:p>
          </table:table-cell>
          <table:table-cell table:formula="of:=GEOMEAN([.R3:.R14])" office:value-type="float" office:value="361.640704776261" calcext:value-type="float">
            <text:p>362</text:p>
          </table:table-cell>
          <table:table-cell table:formula="of:=[.R17]/[.F17]" office:value-type="float" office:value="0.0138349320788805" calcext:value-type="float">
            <text:p>0.014</text:p>
          </table:table-cell>
          <table:table-cell table:formula="of:=1/[.S17]" office:value-type="float" office:value="72.2808029919087" calcext:value-type="float">
            <text:p>72</text:p>
          </table:table-cell>
          <table:table-cell table:formula="of:=GEOMEAN([.U3:.U14])" office:value-type="float" office:value="642.301605529685" calcext:value-type="float">
            <text:p>642</text:p>
          </table:table-cell>
          <table:table-cell table:formula="of:=[.U17]/[.F17]" office:value-type="float" office:value="0.0245718995934286" calcext:value-type="float">
            <text:p>0.025</text:p>
          </table:table-cell>
          <table:table-cell table:formula="of:=1/[.V17]" office:value-type="float" office:value="40.6968942794896" calcext:value-type="float">
            <text:p>4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um of averages:</text:p>
          </table:table-cell>
          <table:table-cell table:number-columns-repeated="4"/>
          <table:table-cell table:formula="of:=SUM([.F3:.F14])" office:value-type="float" office:value="47516416" calcext:value-type="float">
            <text:p>47'516'416</text:p>
          </table:table-cell>
          <table:table-cell table:formula="of:=SUM([.G3:.G14])" office:value-type="float" office:value="55232625" calcext:value-type="float">
            <text:p>55'232'625</text:p>
          </table:table-cell>
          <table:table-cell table:formula="of:=[.G18]/[.F18]" office:value-type="float" office:value="1.16239038314674" calcext:value-type="float">
            <text:p>1.2</text:p>
          </table:table-cell>
          <table:table-cell table:formula="of:=SUM([.I3:.I14])" office:value-type="float" office:value="181332735.35" calcext:value-type="float">
            <text:p>181'332'735</text:p>
          </table:table-cell>
          <table:table-cell table:formula="of:=[.I18]/[.F18]" office:value-type="float" office:value="3.81621238752519" calcext:value-type="float">
            <text:p>3.8</text:p>
          </table:table-cell>
          <table:table-cell table:formula="of:=SUM([.K3:.K14])" office:value-type="float" office:value="259152596.5" calcext:value-type="float">
            <text:p>259'152'597</text:p>
          </table:table-cell>
          <table:table-cell table:formula="of:=[.K18]/[.F18]" office:value-type="float" office:value="5.45395924852581" calcext:value-type="float">
            <text:p>5.5</text:p>
          </table:table-cell>
          <table:table-cell table:number-columns-repeated="2"/>
          <table:table-cell table:formula="of:=SUM([.O3:.O14])" office:value-type="float" office:value="7928633" calcext:value-type="float">
            <text:p>7'928'633</text:p>
          </table:table-cell>
          <table:table-cell table:formula="of:=[.O18]/[.F18]" office:value-type="float" office:value="0.166860922338924" calcext:value-type="float">
            <text:p>0.167</text:p>
          </table:table-cell>
          <table:table-cell table:formula="of:=1/[.P18]" office:value-type="float" office:value="5.99301493712725" calcext:value-type="float">
            <text:p>6</text:p>
          </table:table-cell>
          <table:table-cell table:formula="of:=SUM([.R3:.R14])" office:value-type="float" office:value="836508.51" calcext:value-type="float">
            <text:p>836'509</text:p>
          </table:table-cell>
          <table:table-cell table:formula="of:=[.R18]/[.F18]" office:value-type="float" office:value="0.0176046213165572" calcext:value-type="float">
            <text:p>0.018</text:p>
          </table:table-cell>
          <table:table-cell table:formula="of:=1/[.S18]" office:value-type="float" office:value="56.8032667115365" calcext:value-type="float">
            <text:p>57</text:p>
          </table:table-cell>
          <table:table-cell table:formula="of:=SUM([.U3:.U14])" office:value-type="float" office:value="464106" calcext:value-type="float">
            <text:p>464'106</text:p>
          </table:table-cell>
          <table:table-cell table:formula="of:=[.U18]/[.F18]" office:value-type="float" office:value="0.00976727706062679" calcext:value-type="float">
            <text:p>0.010</text:p>
          </table:table-cell>
          <table:table-cell table:formula="of:=1/[.V18]" office:value-type="float" office:value="102.382679818834" calcext:value-type="float">
            <text:p>10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 table:number-columns-repeated="19"/>
          <table:table-cell table:number-columns-repeated="1001"/>
        </table:table-row>
        <table:table-row table:style-name="ro1">
          <table:table-cell office:value-type="string" calcext:value-type="string">
            <text:p>geomean subset:</text:p>
          </table:table-cell>
          <table:table-cell table:number-columns-repeated="3"/>
          <table:table-cell table:style-name="Default"/>
          <table:table-cell table:formula="of:=GEOMEAN([.F6:.F14];[.F3])" office:value-type="float" office:value="9728.45844810277" calcext:value-type="float">
            <text:p>9'728</text:p>
          </table:table-cell>
          <table:table-cell/>
          <table:table-cell table:style-name="ce4"/>
          <table:table-cell table:formula="of:=GEOMEAN([.I6:.I14];[.I3])" office:value-type="float" office:value="43026.5218685693" calcext:value-type="float">
            <text:p>43'027</text:p>
          </table:table-cell>
          <table:table-cell table:formula="of:=[.I20]/[.F20]" office:value-type="float" office:value="4.4227481772264" calcext:value-type="float">
            <text:p>4.4</text:p>
          </table:table-cell>
          <table:table-cell table:formula="of:=GEOMEAN([.K6:.K14];[.K3])" office:value-type="float" office:value="82065.8139209723" calcext:value-type="float">
            <text:p>82'066</text:p>
          </table:table-cell>
          <table:table-cell table:formula="of:=[.K20]/[.F20]" office:value-type="float" office:value="8.43564418337797" calcext:value-type="float">
            <text:p>8.4</text:p>
          </table:table-cell>
          <table:table-cell table:formula="of:=GEOMEAN([.M6:.M14];[.M3])" office:value-type="float" office:value="155017.550560881" calcext:value-type="float">
            <text:p>155'018</text:p>
          </table:table-cell>
          <table:table-cell table:formula="of:=[.M20]/[.F20]" office:value-type="float" office:value="15.9344413493499" calcext:value-type="float">
            <text:p>15.9</text:p>
          </table:table-cell>
          <table:table-cell table:style-name="ce8" table:number-columns-repeated="3"/>
          <table:table-cell table:style-name="Default" table:number-columns-repeated="6"/>
          <table:table-cell table:number-columns-repeated="1001"/>
        </table:table-row>
        <table:table-row table:style-name="ro1">
          <table:table-cell office:value-type="string" calcext:value-type="string">
            <text:p>sum of avg. subset:</text:p>
          </table:table-cell>
          <table:table-cell table:number-columns-repeated="3"/>
          <table:table-cell table:style-name="Default"/>
          <table:table-cell table:formula="of:=SUM([.F6:.F14];[.F3])" office:value-type="float" office:value="834476" calcext:value-type="float">
            <text:p>834'476</text:p>
          </table:table-cell>
          <table:table-cell/>
          <table:table-cell table:style-name="ce4"/>
          <table:table-cell table:formula="of:=SUM([.I6:.I14];[.I3])" office:value-type="float" office:value="3233254" calcext:value-type="float">
            <text:p>3'233'254</text:p>
          </table:table-cell>
          <table:table-cell table:formula="of:=[.I21]/[.F21]" office:value-type="float" office:value="3.87459195950513" calcext:value-type="float">
            <text:p>3.9</text:p>
          </table:table-cell>
          <table:table-cell table:formula="of:=SUM([.K6:.K14];[.K3])" office:value-type="float" office:value="5893135" calcext:value-type="float">
            <text:p>5'893'135</text:p>
          </table:table-cell>
          <table:table-cell table:formula="of:=[.K21]/[.F21]" office:value-type="float" office:value="7.06207847799098" calcext:value-type="float">
            <text:p>7.1</text:p>
          </table:table-cell>
          <table:table-cell table:formula="of:=SUM([.M6:.M14];[.M3])" office:value-type="float" office:value="14592856" calcext:value-type="float">
            <text:p>14'592'856</text:p>
          </table:table-cell>
          <table:table-cell table:formula="of:=[.M21]/[.F21]" office:value-type="float" office:value="17.4874484107392" calcext:value-type="float">
            <text:p>17.5</text:p>
          </table:table-cell>
          <table:table-cell table:style-name="ce8" table:number-columns-repeated="3"/>
          <table:table-cell table:style-name="Default" table:number-columns-repeated="6"/>
          <table:table-cell table:number-columns-repeated="1001"/>
        </table:table-row>
        <table:table-row table:style-name="ro1" table:number-rows-repeated="2">
          <table:table-cell table:number-columns-repeated="4"/>
          <table:table-cell table:style-name="Default" table:number-columns-repeated="19"/>
          <table:table-cell table:number-columns-repeated="1001"/>
        </table:table-row>
        <table:table-row table:style-name="ro1">
          <table:table-cell office:value-type="string" calcext:value-type="string">
            <text:p>NOTE: SOM++ CC is the result of the default build using a copying collector.</text:p>
          </table:table-cell>
          <table:table-cell table:number-columns-repeated="3"/>
          <table:table-cell table:style-name="Default" table:number-columns-repeated="19"/>
          <table:table-cell table:number-columns-repeated="1001"/>
        </table:table-row>
        <table:table-row table:style-name="ro1">
          <table:table-cell office:value-type="string" calcext:value-type="string">
            <text:p>NOTE: CSOM wasn't able to run Json (run out of lexer reading buffer space) and Havlak (not enough heap), so a overall comparison makes no sense</text:p>
          </table:table-cell>
          <table:table-cell table:number-columns-repeated="3"/>
          <table:table-cell table:style-name="Default" table:number-columns-repeated="19"/>
          <table:table-cell table:number-columns-repeated="1001"/>
        </table:table-row>
        <table:table-row table:style-name="ro1">
          <table:table-cell table:number-columns-repeated="4"/>
          <table:table-cell table:style-name="Default" table:number-columns-repeated="19"/>
          <table:table-cell table:number-columns-repeated="1001"/>
        </table:table-row>
        <table:table-row table:style-name="ro1">
          <table:table-cell office:value-type="string" calcext:value-type="string">
            <text:p>Testmachine: HP EliteBook 2530p, Intel Core Duo L9400 1.86GHz, 4GB RAM, Linux i386</text:p>
          </table:table-cell>
          <table:table-cell table:number-columns-repeated="3"/>
          <table:table-cell table:style-name="Default" table:number-columns-repeated="19"/>
          <table:table-cell table:number-columns-repeated="1001"/>
        </table:table-row>
      </table:table>
      <table:table table:name="Havlak" table:style-name="ta1">
        <table:table-column table:style-name="co17" table:number-columns-repeated="2" table:default-cell-style-name="Default"/>
        <table:table-column table:style-name="co20" table:default-cell-style-name="Default"/>
        <table:table-row table:style-name="ro1">
          <table:table-cell/>
          <table:table-cell table:style-name="ce2" office:value-type="string" calcext:value-type="string">
            <text:p>SOM++ M&amp;S</text:p>
          </table:table-cell>
          <table:table-cell table:style-name="ce2" office:value-type="string" calcext:value-type="string">
            <text:p>SOM++ CC</text:p>
          </table:table-cell>
        </table:table-row>
        <table:table-row table:style-name="ro1">
          <table:table-cell/>
          <table:table-cell office:value-type="float" office:value="168470107" calcext:value-type="float">
            <text:p>168470107</text:p>
          </table:table-cell>
          <table:table-cell office:value-type="float" office:value="253307796" calcext:value-type="float">
            <text:p>253307796</text:p>
          </table:table-cell>
        </table:table-row>
        <table:table-row table:style-name="ro1">
          <table:table-cell/>
          <table:table-cell office:value-type="float" office:value="170873413" calcext:value-type="float">
            <text:p>170873413</text:p>
          </table:table-cell>
          <table:table-cell office:value-type="float" office:value="250581997" calcext:value-type="float">
            <text:p>250581997</text:p>
          </table:table-cell>
        </table:table-row>
        <table:table-row table:style-name="ro1">
          <table:table-cell/>
          <table:table-cell office:value-type="float" office:value="166786077" calcext:value-type="float">
            <text:p>166786077</text:p>
          </table:table-cell>
          <table:table-cell office:value-type="float" office:value="252185983" calcext:value-type="float">
            <text:p>252185983</text:p>
          </table:table-cell>
        </table:table-row>
        <table:table-row table:style-name="ro1">
          <table:table-cell/>
          <table:table-cell office:value-type="float" office:value="168864977" calcext:value-type="float">
            <text:p>168864977</text:p>
          </table:table-cell>
          <table:table-cell office:value-type="float" office:value="251863082" calcext:value-type="float">
            <text:p>251863082</text:p>
          </table:table-cell>
        </table:table-row>
        <table:table-row table:style-name="ro1">
          <table:table-cell/>
          <table:table-cell office:value-type="float" office:value="168381768" calcext:value-type="float">
            <text:p>168381768</text:p>
          </table:table-cell>
          <table:table-cell office:value-type="float" office:value="252829048" calcext:value-type="float">
            <text:p>252829048</text:p>
          </table:table-cell>
        </table:table-row>
        <table:table-row table:style-name="ro1">
          <table:table-cell/>
          <table:table-cell office:value-type="float" office:value="168548514" calcext:value-type="float">
            <text:p>168548514</text:p>
          </table:table-cell>
          <table:table-cell office:value-type="float" office:value="251848023" calcext:value-type="float">
            <text:p>251848023</text:p>
          </table:table-cell>
        </table:table-row>
        <table:table-row table:style-name="ro1">
          <table:table-cell/>
          <table:table-cell office:value-type="float" office:value="167539045" calcext:value-type="float">
            <text:p>167539045</text:p>
          </table:table-cell>
          <table:table-cell office:value-type="float" office:value="250820339" calcext:value-type="float">
            <text:p>250820339</text:p>
          </table:table-cell>
        </table:table-row>
        <table:table-row table:style-name="ro1">
          <table:table-cell/>
          <table:table-cell office:value-type="float" office:value="168655380" calcext:value-type="float">
            <text:p>168655380</text:p>
          </table:table-cell>
          <table:table-cell office:value-type="float" office:value="250471720" calcext:value-type="float">
            <text:p>250471720</text:p>
          </table:table-cell>
        </table:table-row>
        <table:table-row table:style-name="ro1">
          <table:table-cell/>
          <table:table-cell office:value-type="float" office:value="168116679" calcext:value-type="float">
            <text:p>168116679</text:p>
          </table:table-cell>
          <table:table-cell office:value-type="float" office:value="250398764" calcext:value-type="float">
            <text:p>250398764</text:p>
          </table:table-cell>
        </table:table-row>
        <table:table-row table:style-name="ro1">
          <table:table-cell/>
          <table:table-cell office:value-type="float" office:value="168988093" calcext:value-type="float">
            <text:p>168988093</text:p>
          </table:table-cell>
          <table:table-cell office:value-type="float" office:value="250535503" calcext:value-type="float">
            <text:p>250535503</text:p>
          </table:table-cell>
        </table:table-row>
        <table:table-row table:style-name="ro1">
          <table:table-cell/>
          <table:table-cell office:value-type="float" office:value="167641561" calcext:value-type="float">
            <text:p>167641561</text:p>
          </table:table-cell>
          <table:table-cell/>
        </table:table-row>
        <table:table-row table:style-name="ro1">
          <table:table-cell/>
          <table:table-cell office:value-type="float" office:value="168644282" calcext:value-type="float">
            <text:p>168644282</text:p>
          </table:table-cell>
          <table:table-cell/>
        </table:table-row>
        <table:table-row table:style-name="ro1">
          <table:table-cell/>
          <table:table-cell office:value-type="float" office:value="167712625" calcext:value-type="float">
            <text:p>167712625</text:p>
          </table:table-cell>
          <table:table-cell/>
        </table:table-row>
        <table:table-row table:style-name="ro1">
          <table:table-cell/>
          <table:table-cell office:value-type="float" office:value="170026683" calcext:value-type="float">
            <text:p>170026683</text:p>
          </table:table-cell>
          <table:table-cell/>
        </table:table-row>
        <table:table-row table:style-name="ro1">
          <table:table-cell/>
          <table:table-cell office:value-type="float" office:value="168177871" calcext:value-type="float">
            <text:p>168177871</text:p>
          </table:table-cell>
          <table:table-cell/>
        </table:table-row>
        <table:table-row table:style-name="ro1">
          <table:table-cell/>
          <table:table-cell office:value-type="float" office:value="248047264" calcext:value-type="float">
            <text:p>248047264</text:p>
          </table:table-cell>
          <table:table-cell/>
        </table:table-row>
        <table:table-row table:style-name="ro1">
          <table:table-cell/>
          <table:table-cell office:value-type="float" office:value="260998423" calcext:value-type="float">
            <text:p>260998423</text:p>
          </table:table-cell>
          <table:table-cell/>
        </table:table-row>
        <table:table-row table:style-name="ro1">
          <table:table-cell/>
          <table:table-cell office:value-type="float" office:value="168926492" calcext:value-type="float">
            <text:p>168926492</text:p>
          </table:table-cell>
          <table:table-cell/>
        </table:table-row>
        <table:table-row table:style-name="ro1">
          <table:table-cell/>
          <table:table-cell office:value-type="float" office:value="167891907" calcext:value-type="float">
            <text:p>167891907</text:p>
          </table:table-cell>
          <table:table-cell/>
        </table:table-row>
        <table:table-row table:style-name="ro1">
          <table:table-cell/>
          <table:table-cell office:value-type="float" office:value="168751786" calcext:value-type="float">
            <text:p>16875178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verage</text:p>
          </table:table-cell>
          <table:table-cell table:style-name="ce10" table:formula="of:=AVERAGE([.B2:.B21])" office:value-type="float" office:value="177102147.35" calcext:value-type="float">
            <text:p>177102147</text:p>
          </table:table-cell>
          <table:table-cell table:style-name="ce10" table:formula="of:=AVERAGE([.C2:.C21])" office:value-type="float" office:value="251484225.5" calcext:value-type="float">
            <text:p>2514842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7">00.00.0000</text:date>, <text:time style:data-style-name="N2" text:time-value="13:33:05.7272835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hus Keller</meta:initial-creator>
    <meta:creation-date>2020-09-22T01:43:20.426382878</meta:creation-date>
    <dc:date>2020-10-17T14:20:31.402575453</dc:date>
    <dc:creator>Rochus Keller</dc:creator>
    <meta:editing-duration>PT2H54M38S</meta:editing-duration>
    <meta:editing-cycles>54</meta:editing-cycles>
    <meta:generator>LibreOffice/4.2.8.2$Linux_x86 LibreOffice_project/420m0$Build-2</meta:generator>
    <meta:document-statistic meta:table-count="2" meta:cell-count="386" meta:object-count="0"/>
  </office:meta>
</office:document-meta>
</file>